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stroke-linejoin="miter" svg:stroke-linecap="square" draw:fill-color="#eeeeee" draw:textarea-horizontal-align="justify" draw:textarea-vertical-align="middle" draw:auto-grow-height="false" fo:min-height="13.034cm" fo:min-width="15.196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4cm" fo:min-width="1.25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.282cm" fo:min-width="0.032cm" fo:padding-top="0.178cm" fo:padding-bottom="0.178cm" fo:padding-left="0.303cm" fo:padding-right="0.303cm" fo:wrap-option="wrap"/>
    </style:style>
    <style:style style:name="gr4" style:family="graphic" style:parent-style-name="Lines">
      <style:graphic-properties svg:stroke-width="0.106cm" draw:marker-start-width="0.359cm" draw:marker-end-width="0.359cm" draw:textarea-horizontal-align="justify" draw:textarea-vertical-align="middle" draw:auto-grow-height="false" fo:min-height="1.5cm" fo:min-width="2cm" fo:padding-top="0.053cm" fo:padding-bottom="0.053cm" fo:padding-left="0.053cm" fo:padding-right="0.053cm"/>
    </style:style>
    <style:style style:name="gr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5cm" fo:min-width="2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f10d0c" draw:marker-start="Estremità_20_linea_20_12" draw:marker-start-width="0.359cm" draw:marker-end="Estremità_20_linea_20_12" draw:marker-end-width="0.359cm" svg:stroke-linecap="round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9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394cm" fo:min-width="0.894cm" fo:padding-top="0.178cm" fo:padding-bottom="0.178cm" fo:padding-left="0.303cm" fo:padding-right="0.303cm"/>
      <style:paragraph-properties style:writing-mode="lr-tb"/>
    </style:style>
    <style:style style:name="gr10" style:family="graphic" style:parent-style-name="standard">
      <style:graphic-properties svg:stroke-width="0.106cm" svg:stroke-color="#f10d0c" draw:marker-start="Estremità_20_linea_20_12" draw:marker-start-width="0.359cm" draw:marker-end="Estremità_20_linea_20_12" draw:marker-end-width="0.359cm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3.894cm" fo:min-width="1.144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.176cm" fo:min-width="0cm" fo:padding-top="0.178cm" fo:padding-bottom="0.178cm" fo:padding-left="0.303cm" fo:padding-right="0.303cm" fo:wrap-option="wrap"/>
    </style:style>
    <style:style style:name="gr13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0.176cm" fo:min-width="0cm" fo:padding-top="0.178cm" fo:padding-bottom="0.178cm" fo:padding-left="0.303cm" fo:padding-right="0.303cm" fo:wrap-option="wrap"/>
    </style:style>
    <style:style style:name="gr1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394cm" fo:min-width="1.894cm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394cm" fo:min-width="2.394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394cm" fo:min-width="1.154cm" fo:padding-top="0.178cm" fo:padding-bottom="0.178cm" fo:padding-left="0.303cm" fo:padding-right="0.30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8" style:family="graphic" style:parent-style-name="standard">
      <style:graphic-properties svg:stroke-width="0.106cm" svg:stroke-color="#f10d0c" draw:marker-start="Estremità_20_linea_20_12" draw:marker-start-width="0.358cm" draw:marker-end="Estremità_20_linea_20_12" draw:marker-end-width="0.358cm" draw:stroke-linejoin="miter" svg:stroke-linecap="round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  <style:text-properties fo:color="#000000" loext:opacity="100%" fo:font-size="20pt" fo:background-color="transparent" style:font-size-asian="20pt" style:font-size-complex="20pt"/>
    </style:style>
    <style:style style:name="P12" style:family="paragraph">
      <loext:graphic-properties draw:fill="none" draw:fill-color="#ffffff"/>
      <style:text-properties fo:color="#000000" loext:opacity="100%" fo:font-size="20pt" fo:background-color="transparent" style:font-size-asian="20pt" style:font-size-complex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000000" loext:opacity="100%" fo:font-size="20pt" fo:background-color="transparen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7.25cm" svg:height="14.838cm" svg:x="2cm" svg:y="2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75cm" svg:height="4.25cm" svg:x="2.5cm" svg:y="6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5cm" svg:height="0.75cm" svg:x="3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0.75cm" svg:height="0.75cm" svg:x="3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0.75cm" svg:height="0.75cm" svg:x="3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2.5cm" svg:height="1.75cm" svg:x="7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2.5cm" svg:height="1.75cm" svg:x="7cm" svg:y="8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line-skew="0.295cm" svg:x1="3.75cm" svg:y1="8.375cm" svg:x2="7.105cm" svg:y2="8.646cm" draw:start-shape="id1" draw:start-glue-point="10" svg:d="M3750 8375h2250v271h1105" svg:viewBox="0 0 3356 272">
          <text:p/>
        </draw:connector>
        <draw:frame draw:style-name="gr7" draw:text-style-name="P5" draw:layer="layout" svg:width="2cm" svg:height="1.25cm" svg:x="7.25cm" svg:y="5.25cm">
          <draw:text-box>
            <text:p>VM1</text:p>
          </draw:text-box>
        </draw:frame>
        <draw:frame draw:style-name="gr8" draw:text-style-name="P5" draw:layer="layout" svg:width="2cm" svg:height="1cm" svg:x="7.25cm" svg:y="8.5cm">
          <draw:text-box>
            <text:p>VM2</text:p>
          </draw:text-box>
        </draw:frame>
        <draw:custom-shape draw:style-name="gr9" draw:text-style-name="P6" xml:id="id2" draw:id="id2" draw:layer="layout" svg:width="1.5cm" svg:height="1.75cm" svg:x="0.25cm" svg:y="8cm">
          <text:p text:style-name="P6"><text:span text:style-name="T1">Eth0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line-skew="-0.125cm" svg:x1="1.75cm" svg:y1="8.875cm" svg:x2="3cm" svg:y2="9.625cm" draw:start-shape="id2" draw:start-glue-point="1" draw:end-shape="id3" draw:end-glue-point="6" svg:d="M1750 8875h500v750h750" svg:viewBox="0 0 1251 751">
          <text:p/>
        </draw:connector>
        <draw:custom-shape draw:style-name="gr11" draw:text-style-name="P2" draw:layer="layout" svg:width="1.75cm" svg:height="4.25cm" draw:transform="rotate (1.5694000633933) translate (11.999cm 8.24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3" xml:id="id8" draw:id="id8" draw:layer="layout" svg:width="0.75cm" svg:height="0.75cm" svg:x="1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75cm" svg:height="0.75cm" svg:x="1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7" draw:id="id7" draw:layer="layout" svg:width="0.75cm" svg:height="0.75cm" svg:x="13.7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9" draw:id="id9" draw:layer="layout" svg:width="2.5cm" svg:height="1.75cm" svg:x="14.75cm" svg:y="9.75cm">
          <text:p text:style-name="P7">FW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cm" svg:height="1.75cm" svg:x="14.5cm" svg:y="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xml:id="id12" draw:id="id12" draw:layer="layout" svg:width="1.76cm" svg:height="1.75cm" draw:transform="skewX (-0.00279252680319093) rotate (-0.0160570291183489) translate (14.523cm 18cm)">
          <text:p text:style-name="P4"><text:span text:style-name="T2">Eth1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5" draw:id="id5" draw:layer="layout" svg:width="0.75cm" svg:height="0.75cm" svg:x="12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0" draw:id="id10" draw:layer="layout" svg:width="0.75cm" svg:height="0.75cm" svg:x="1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1" draw:id="id11" draw:layer="layout" svg:width="0.75cm" svg:height="0.75cm" svg:x="16.2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2.75cm" svg:height="0.962cm" svg:x="16.5cm" svg:y="7cm">
          <draw:text-box>
            <text:p>Bridge2</text:p>
          </draw:text-box>
        </draw:frame>
        <draw:connector draw:style-name="gr18" draw:text-style-name="P4" draw:layer="layout" draw:line-skew="0.375cm" svg:x1="3.75cm" svg:y1="7.125cm" svg:x2="7cm" svg:y2="5.875cm" svg:d="M3750 7125h2000v-1250h1250" svg:viewBox="0 0 3251 1251">
          <text:p/>
        </draw:connector>
        <draw:connector draw:style-name="gr10" draw:text-style-name="P4" draw:layer="layout" svg:x1="9.5cm" svg:y1="5.875cm" svg:x2="12.875cm" svg:y2="7cm" draw:start-shape="id4" draw:start-glue-point="1" draw:end-shape="id5" draw:end-glue-point="4" svg:d="M9500 5875h3375v1125" svg:viewBox="0 0 3376 1126">
          <text:p/>
        </draw:connector>
        <draw:connector draw:style-name="gr10" draw:text-style-name="P4" draw:layer="layout" svg:x1="9.5cm" svg:y1="8.875cm" svg:x2="14.125cm" svg:y2="7.75cm" draw:start-shape="id6" draw:start-glue-point="1" draw:end-shape="id7" draw:end-glue-point="8" svg:d="M9500 8875h4625v-1125" svg:viewBox="0 0 4626 1126">
          <text:p/>
        </draw:connector>
        <draw:connector draw:style-name="gr10" draw:text-style-name="P4" draw:layer="layout" svg:x1="15.375cm" svg:y1="7.75cm" svg:x2="16cm" svg:y2="9.75cm" draw:start-shape="id8" draw:start-glue-point="8" draw:end-shape="id9" draw:end-glue-point="0" svg:d="M15375 7750v1001h625v999" svg:viewBox="0 0 626 2001">
          <text:p/>
        </draw:connector>
        <draw:connector draw:style-name="gr10" draw:text-style-name="P4" draw:layer="layout" svg:x1="16cm" svg:y1="11.5cm" svg:x2="15.375cm" svg:y2="13.5cm" draw:start-shape="id9" draw:start-glue-point="2" draw:end-shape="id10" draw:end-glue-point="4" svg:d="M16000 11500v1000h-625v1000" svg:viewBox="0 0 626 2001">
          <text:p/>
        </draw:connector>
        <draw:connector draw:style-name="gr10" draw:text-style-name="P4" draw:layer="layout" svg:x1="16.625cm" svg:y1="14.25cm" svg:x2="15.404cm" svg:y2="18cm" draw:start-shape="id11" draw:start-glue-point="8" draw:end-shape="id12" draw:end-glue-point="0" svg:d="M16625 14250v1876h-1221v1874" svg:viewBox="0 0 1222 3751">
          <text:p/>
        </draw:connector>
        <draw:frame draw:style-name="gr8" draw:text-style-name="P5" draw:layer="layout" svg:width="3cm" svg:height="1cm" svg:x="2cm" svg:y="5cm">
          <draw:text-box>
            <text:p>Bridge1</text:p>
          </draw:text-box>
        </draw:frame>
        <draw:frame draw:style-name="gr8" draw:text-style-name="P9" draw:layer="layout" svg:width="3cm" svg:height="1cm" svg:x="2cm" svg:y="11cm">
          <draw:text-box>
            <text:p><text:span text:style-name="T1">192.168.0/24</text:span></text:p>
          </draw:text-box>
        </draw:frame>
        <draw:frame draw:style-name="gr8" draw:text-style-name="P5" draw:layer="layout" svg:width="2.25cm" svg:height="1cm" svg:x="2.25cm" svg:y="4cm">
          <draw:text-box>
            <text:p>217</text:p>
          </draw:text-box>
        </draw:frame>
        <draw:frame draw:style-name="gr19" draw:text-style-name="P9" draw:layer="layout" svg:width="4.75cm" svg:height="0.75cm" svg:x="13.5cm" svg:y="5.5cm">
          <draw:text-box>
            <text:p><text:span text:style-name="T1">172.16.0.0/16</text:span></text:p>
          </draw:text-box>
        </draw:frame>
        <draw:frame draw:style-name="gr7" draw:text-style-name="P5" draw:layer="layout" svg:width="2.75cm" svg:height="1.25cm" svg:x="11.5cm" svg:y="13.25cm">
          <draw:text-box>
            <text:p>Bridge0</text:p>
          </draw:text-box>
        </draw:frame>
        <draw:frame draw:style-name="gr20" draw:text-style-name="P9" draw:layer="layout" svg:width="4cm" svg:height="1.115cm" svg:x="10.5cm" svg:y="14cm">
          <draw:text-box>
            <text:p><text:span text:style-name="T1"><text:s text:c="8"/></text:span></text:p>
            <text:p><text:span text:style-name="T1"><text:s text:c="8"/></text:span><text:span text:style-name="T1">10.0.240.0/24</text:span></text:p>
          </draw:text-box>
        </draw:frame>
        <draw:frame draw:style-name="gr21" draw:text-style-name="P10" draw:layer="layout" svg:width="0.502cm" svg:height="1.187cm" svg:x="6.75cm" svg:y="15.5cm">
          <draw:text-box>
            <text:p/>
          </draw:text-box>
        </draw:frame>
        <draw:frame draw:style-name="gr7" draw:text-style-name="P12" draw:layer="layout" svg:width="10.75cm" svg:height="1.25cm" svg:x="6cm" svg:y="3.5cm">
          <draw:text-box>
            <text:p text:style-name="P11"><text:span text:style-name="T3">K</text:span><text:span text:style-name="T3">V</text:span><text:span text:style-name="T3">M</text:span><text:span text:style-name="T3"> </text:span><text:span text:style-name="T3">(</text:span><text:span text:style-name="T3">H</text:span><text:span text:style-name="T3">y</text:span><text:span text:style-name="T3">p</text:span><text:span text:style-name="T3">e</text:span><text:span text:style-name="T3">r</text:span><text:span text:style-name="T3">v</text:span><text:span text:style-name="T3">i</text:span><text:span text:style-name="T3">s</text:span><text:span text:style-name="T3">o</text:span><text:span text:style-name="T3">r</text:span><text:span text:style-name="T3">)</text:span></text:p>
          </draw:text-box>
        </draw:frame>
        <draw:line draw:style-name="gr22" draw:text-style-name="P13" draw:layer="layout" svg:x1="1.5cm" svg:y1="1.5cm" svg:x2="1.5cm" svg:y2="8cm">
          <text:p/>
        </draw:line>
        <draw:line draw:style-name="gr22" draw:text-style-name="P13" draw:layer="layout" svg:x1="1.5cm" svg:y1="9.75cm" svg:x2="1.5cm" svg:y2="18.75cm">
          <text:p/>
        </draw:line>
        <draw:line draw:style-name="gr22" draw:text-style-name="P13" draw:layer="layout" svg:x1="1.5cm" svg:y1="18.75cm" svg:x2="14.5cm" svg:y2="18.75cm">
          <text:p/>
        </draw:line>
        <draw:line draw:style-name="gr22" draw:text-style-name="P13" draw:layer="layout" svg:x1="16.25cm" svg:y1="18.75cm" svg:x2="20cm" svg:y2="18.75cm">
          <text:p/>
        </draw:line>
        <draw:line draw:style-name="gr22" draw:text-style-name="P13" draw:layer="layout" svg:x1="20cm" svg:y1="18.75cm" svg:x2="20cm" svg:y2="1.5cm">
          <text:p/>
        </draw:line>
        <draw:line draw:style-name="gr22" draw:text-style-name="P13" draw:layer="layout" svg:x1="20cm" svg:y1="1.5cm" svg:x2="1.5cm" svg:y2="1.5cm">
          <text:p/>
        </draw:line>
        <draw:frame draw:style-name="gr19" draw:text-style-name="P14" draw:layer="layout" svg:width="6.25cm" svg:height="0.962cm" svg:x="8.25cm" svg:y="1.75cm">
          <draw:text-box>
            <text:p text:style-name="P4">Rhel 8.X</text:p>
          </draw:text-box>
        </draw:frame>
        <draw:line draw:style-name="gr22" draw:text-style-name="P13" draw:layer="layout" svg:x1="1cm" svg:y1="0.25cm" svg:x2="20.5cm" svg:y2="0.25cm">
          <text:p/>
        </draw:line>
        <draw:line draw:style-name="gr22" draw:text-style-name="P13" draw:layer="layout" svg:x1="1cm" svg:y1="19.25cm" svg:x2="14.5cm" svg:y2="19.25cm">
          <text:p/>
        </draw:line>
        <draw:line draw:style-name="gr22" draw:text-style-name="P13" draw:layer="layout" svg:x1="16.25cm" svg:y1="19.25cm" svg:x2="20.5cm" svg:y2="19.25cm">
          <text:p/>
        </draw:line>
        <draw:line draw:style-name="gr22" draw:text-style-name="P13" draw:layer="layout" svg:x1="20.5cm" svg:y1="19.25cm" svg:x2="20.5cm" svg:y2="0.25cm">
          <text:p/>
        </draw:line>
        <draw:line draw:style-name="gr22" draw:text-style-name="P13" draw:layer="layout" svg:x1="1cm" svg:y1="0.25cm" svg:x2="1cm" svg:y2="7.75cm">
          <text:p/>
        </draw:line>
        <draw:line draw:style-name="gr22" draw:text-style-name="P13" draw:layer="layout" svg:x1="1cm" svg:y1="10cm" svg:x2="1cm" svg:y2="19.25cm">
          <text:p/>
        </draw:line>
        <draw:frame draw:style-name="gr19" draw:text-style-name="P10" draw:layer="layout" svg:width="6.25cm" svg:height="0.962cm" svg:x="8.5cm" svg:y="0.5cm">
          <draw:text-box>
            <text:p>PARTIZIONE 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2" draw:display-name="Estremità linea 12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eeeee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2T10:28:52.304618859</meta:creation-date>
    <dc:date>2022-09-12T11:45:21.204701038</dc:date>
    <meta:editing-duration>PT25M47S</meta:editing-duration>
    <meta:editing-cycles>5</meta:editing-cycles>
    <meta:generator>LibreOffice/7.3.5.2$Linux_X86_64 LibreOffice_project/30$Build-2</meta:generator>
    <meta:document-statistic meta:object-count="51"/>
  </office:meta>
</office:document-meta>
</file>